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text-autospace="none"/>
      <style:text-properties style:font-name="Times New Roman"/>
    </style:style>
    <style:style style:name="P7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8" style:family="paragraph" style:parent-style-name="Standard">
      <style:text-properties style:use-window-font-color="true" style:font-name="Times New Roman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text-properties fo:color="#000000"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1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weight="bold" style:font-weight-asian="bold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Heading_20_2">
      <style:text-properties style:font-name="Times New Roman"/>
    </style:style>
    <style:style style:name="P19" style:family="paragraph" style:parent-style-name="Heading_20_2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1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2" style:family="paragraph" style:parent-style-name="Heading_20_1">
      <style:text-properties style:font-name="Times New Roman"/>
    </style:style>
    <style:style style:name="P23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24" style:family="paragraph" style:parent-style-name="Text_20_body" style:list-style-name="WW8Num7"/>
    <style:style style:name="P25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/>
    </style:style>
    <style:style style:name="P26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7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8" style:family="paragraph" style:parent-style-name="Text_20_body" style:list-style-name="WW8Num7">
      <style:paragraph-properties fo:margin-left="0in" fo:margin-right="0in" fo:text-indent="0in" style:auto-text-indent="false"/>
    </style:style>
    <style:style style:name="P29" style:family="paragraph" style:parent-style-name="Text_20_body" style:list-style-name="WW8Num7">
      <style:paragraph-properties fo:margin-left="0in" fo:margin-right="0in" fo:text-indent="0in" style:auto-text-indent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30" style:family="paragraph" style:parent-style-name="Text_20_body" style:list-style-name="WW8Num7">
      <style:paragraph-properties fo:margin-left="0.9791in" fo:margin-right="0in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fo:language="pt" fo:country="BR" style:font-size-asian="10pt" style:font-size-complex="10pt"/>
    </style:style>
    <style:style style:name="T9" style:family="text">
      <style:text-properties style:font-name="Times New Roman" style:font-name-asian="OpenSymbol" style:font-size-asian="8.75pt" style:font-name-complex="OpenSymbol"/>
    </style:style>
    <style:style style:name="T10" style:family="text">
      <style:text-properties fo:language="pt" fo:country="BR"/>
    </style:style>
    <style:style style:name="T1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style:use-window-font-color="true" style:font-name="Times New Roman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" style:family="text">
      <style:text-properties style:use-window-font-color="true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-asian="OpenSymbol" style:font-name-complex="OpenSymbol"/>
    </style:style>
    <style:style style:name="T17" style:family="text">
      <style:text-properties fo:color="#ff0000" fo:font-size="11pt" style:font-size-asian="11pt" style:font-size-complex="11pt"/>
    </style:style>
    <style:style style:name="T18" style:family="text">
      <style:text-properties fo:color="#000000" fo:font-size="10pt" style:font-name-asian="OpenSymbol" style:font-size-asian="10pt" style:font-name-complex="OpenSymbol" style:font-size-complex="10pt"/>
    </style:style>
    <style:style style:name="T19" style:family="text">
      <style:text-properties fo:color="#000000" fo:font-size="10pt" style:font-name-asian="Verdana" style:font-size-asian="10pt" style:font-name-complex="Verdana" style:font-size-complex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emória Virtual<text:line-break/>Caso de Uso: Editar Autor</text:p>
      <text:h text:style-name="P22" text:outline-level="1">Breve Descrição</text:h>
      <text:p text:style-name="P15">Este caso de uso permite ao catalogador editar dados relacionados à autoria.</text:p>
      <text:h text:style-name="P22" text:outline-level="1">Breve Descrição dos Atores</text:h>
      <text:h text:style-name="Heading_20_2" text:outline-level="2" text:is-list-header="true"><text:span text:style-name="T3">Catalogador: </text:span><text:span text:style-name="T4">C</text:span><text:span text:style-name="T6">adastra, exclui e altera os dados de qualquer <text:s/>autor.</text:span></text:h>
      <text:h text:style-name="P22" text:outline-level="1">Pré-condições</text:h>
      <text:p text:style-name="P15">O usuário estar logado no sistema.</text:p>
      <text:h text:style-name="P22" text:outline-level="1">Fluxo Básico de eventos</text:h>
      <text:list xml:id="list1520020873" text:style-name="WW8Num7">
        <text:list-header>
          <text:p text:style-name="P25"><text:s/><text:tab/>1. O Catalogador seleciona a opção “Editar Autoria</text:p>
          <text:p text:style-name="P25"/>
          <text:p text:style-name="P25">”. O sistema exibe uma tela com os seguintes campos para edição dos dados:</text:p>
          <text:list>
            <text:list-item>
              <text:list>
                <text:list-item>
                  <text:list>
                    <text:list-header>
                      <text:p text:style-name="P30">- campo para inserir “Nome do Autor” para buscar o autor que se deseja editar. Esse campo deve ser auto completável, ou seja, de acordo com a informação que está sendo inserida pelo usuário ele cria e exibe uma lista, (abaixo do campo onde o nome está sendo inserido) com os possíveis nomes que estão sendo pesquisados (A busca pode ser feita por Nome, Sobrenome ou Pseudônimo). A lista apresentada deve estar em ordem alfabética. Assim, o usuário tem a opção de terminar de escrever o nome desejado ou o selecionar na lista que foi apresentada; </text:p>
                    </text:list-header>
                  </text:list>
                </text:list-item>
              </text:list>
            </text:list-item>
          </text:list>
          <text:p text:style-name="P24"><text:span text:style-name="T3">- campo “Sobrenome”, </text:span><text:span text:style-name="T8">editável. O campo aparece preenchido pelo Sobrenome atual registrado no sistema;</text:span></text:p>
          <text:p text:style-name="P24"><text:span text:style-name="T3">- campo “Nome”, </text:span><text:span text:style-name="T8">editável. O campo aparece preenchido pelo Nome atual registrado no sistema;</text:span></text:p>
          <text:p text:style-name="P24"><text:span text:style-name="T3">- campo “Pseudônimo ou Codinome”, </text:span><text:span text:style-name="T8">editável. O campo aparece preenchido pelo Codinome atual registrado no sistema;</text:span></text:p>
          <text:p text:style-name="P24"><text:span text:style-name="T3">- campo “Função ou Atividade”.A função ou Atividade deve ser selecionada de uma lista em ordem alfabética, de acordo com as especificações na seção 1, e um campo editável caso a função/atividade que o usuário deseja cadastrar não esteja listada e este selecionar a opção “Outras”.</text:span><text:span text:style-name="T8">editável. O campo aparece com a Função atual registrada no sistema;</text:span></text:p>
          <text:p text:style-name="P24"><text:span text:style-name="T3">- campo “Data de Nascimento”, </text:span><text:span text:style-name="T8">editável. O campo aparece preenchido pela data de nascimento atual registrada no sistema;</text:span><text:span text:style-name="T3"> <text:s text:c="6"/></text:span></text:p>
          <text:p text:style-name="P24"><text:span text:style-name="T3">- campo “Data de Óbito”, </text:span><text:span text:style-name="T8">editável. O campo aparece preenchido pela data de óbito atual registrada no sistema;</text:span><text:span text:style-name="T3">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6"><text:s text:c="2"/><text:tab/><text:tab/><text:span text:style-name="T2">- opção “Salvar” alterações nos dados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7"><text:s/><text:tab/><text:tab/>- opção “Voltar”;</text:p>
                </text:list-item>
              </text:list>
            </text:list-item>
          </text:list>
          <text:p text:style-name="P24"><text:span text:style-name="T8">- opção “Cancelar” para deixar a opção “Editar Autoria” sem alterar nenhum dado;</text:span><text:span text:style-name="T7"> <text:s/></text:span><text:span text:style-name="T3"><text:s/></text:span></text:p>
          <text:list>
            <text:list-header>
              <text:p text:style-name="P28"><text:span text:style-name="T3"><text:s/><text:tab/>2.<text:tab/></text:span><text:span text:style-name="T11">O <text:s/>Catalogador seleciona o(s) campos referentes aos dado(s) que deseja alterar <text:tab/><text:tab/>e informa os novos dados que deseja;</text:span></text:p>
              <text:p text:style-name="P29"><text:soft-page-break/><text:s/><text:tab/>3. <text:tab/>Após as alterações desejadas, o Catalogador seleciona a opção Salvar para <text:tab/><text:tab/>registrar as mudanças no sistema.</text:p>
              <text:p text:style-name="P29"><text:s/><text:tab/>4.<text:tab/>O sistema exibe a mensagem “Alterações realizadas com sucesso” e redireciona para a <text:tab/><text:tab/>página principal do sistema;</text:p>
              <text:p text:style-name="P29"><text:s/><text:tab/>5.<text:tab/>O caso de uso termina;</text:p>
            </text:list-header>
          </text:list>
        </text:list-header>
      </text:list>
      <text:h text:style-name="P22" text:outline-level="1">Fluxos Alternativos</text:h>
      <text:p text:style-name="P4"/>
      <text:p text:style-name="Standard"><text:span text:style-name="T3"><text:tab/></text:span><text:span text:style-name="T5">Fluxo Alternativo 1</text:span></text:p>
      <text:h text:style-name="P18" text:outline-level="2" text:is-list-header="true"><text:s/><text:span text:style-name="T14">Se a qualquer momento o usuário selecionar a opção “Cancelar” </text:span></text:h>
      <text:h text:style-name="P18" text:outline-level="2" text:is-list-header="true"><text:span text:style-name="T14">O sistema retorna à página inicial e o caso de uso termina.</text:span></text:h>
      <text:p text:style-name="P7"/>
      <text:p text:style-name="Standard"><text:span text:style-name="T12"><text:tab/></text:span><text:span text:style-name="T13">Fluxo Alternativo 2</text:span></text:p>
      <text:p text:style-name="P8"/>
      <text:p text:style-name="P7"><text:tab/>Se no passo 3 do fluxo básico o usuário tiver selecionado a opção 'Outras' em Função ou atividade <text:tab/>e clicar em 'Salvar' sem especificar qual o tipo de autoria ou Função</text:p>
      <text:p text:style-name="P7"/>
      <text:list xml:id="list19952457922" text:style-name="L1">
        <text:list-item>
          <text:list>
            <text:list-item>
              <text:list>
                <text:list-item>
                  <text:p text:style-name="P20">O sistema exibe mensagem 'Favor, especificar a atividade'.</text:p>
                </text:list-item>
                <text:list-item>
                  <text:p text:style-name="P20">2. O sistema retorna ao passo 1 do fluxo básico.</text:p>
                </text:list-item>
              </text:list>
            </text:list-item>
          </text:list>
        </text:list-item>
      </text:list>
      <text:h text:style-name="P22" text:outline-level="1">Pós-condições</text:h>
      <text:h text:style-name="P19" text:outline-level="2" text:is-list-header="true">Fluxo Básico: Os dados de autoria foram alterados.</text:h>
      <text:p text:style-name="P5"><text:tab/>Fluxo Alternativo <text:s/>1: <text:s/><text:span text:style-name="T10">Não ocorre alteração na base de dados do sistema.</text:span></text:p>
      <text:p text:style-name="P5"><text:span text:style-name="T4"><text:tab/>Fluxo Alternativo <text:s/>2: <text:s/></text:span>Não ocorre alteração na base de dados do sistema.</text:p>
      <text:h text:style-name="P23" text:outline-level="1" text:is-list-header="true"/>
      <text:p text:style-name="P16">Seção 1</text:p>
      <text:p text:style-name="P17"/>
      <text:p text:style-name="P11"><text:span text:style-name="T4">FUNÇÃO OU ATIVIDADE :</text:span><text:span text:style-name="T15"> </text:span><text:span text:style-name="T17"><text:s/></text:span></text:p>
      <text:p text:style-name="P12"/>
      <text:p text:style-name="P10"><text:span text:style-name="T9">- </text:span><text:span text:style-name="T3">Adaptador</text:span></text:p>
      <text:p text:style-name="P9"><text:span text:style-name="T16">- </text:span>Arquiteto</text:p>
      <text:p text:style-name="P9"><text:span text:style-name="T16">- </text:span>Arranjador</text:p>
      <text:p text:style-name="P9"><text:span text:style-name="T16">- </text:span>Classificador</text:p>
      <text:p text:style-name="P9"><text:span text:style-name="T16">- </text:span>Comentador</text:p>
      <text:p text:style-name="P9"><text:span text:style-name="T16">- </text:span>Compilador</text:p>
      <text:p text:style-name="P9"><text:span text:style-name="T16">- </text:span>Cozinheiro</text:p>
      <text:p text:style-name="P9"><text:span text:style-name="T16">- </text:span>Desenhista</text:p>
      <text:p text:style-name="P9"><text:span text:style-name="T16">- </text:span>Engenheiro</text:p>
      <text:p text:style-name="P9"><text:span text:style-name="T16">- </text:span>Escritor</text:p>
      <text:p text:style-name="P9"><text:span text:style-name="T16">- </text:span>Escultor</text:p>
      <text:p text:style-name="P9"><text:span text:style-name="T16">- </text:span>Financiador</text:p>
      <text:p text:style-name="P9"><text:span text:style-name="T16">- </text:span>Fotógrafo</text:p>
      <text:p text:style-name="P9"><text:span text:style-name="T16">- </text:span>Horticultor</text:p>
      <text:p text:style-name="P9"><text:span text:style-name="T16">- </text:span>Ilustrador</text:p>
      <text:p text:style-name="P9"><text:span text:style-name="T16">- </text:span>Intérprete (Para Som)</text:p>
      <text:p text:style-name="P9"><text:span text:style-name="T16">- </text:span>Jardineiro</text:p>
      <text:p text:style-name="P9"><text:span text:style-name="T16">- </text:span>Pintor</text:p>
      <text:p text:style-name="P9"><text:span text:style-name="T16">- </text:span>Relator</text:p>
      <text:p text:style-name="P9"><text:span text:style-name="T16">- </text:span>Relator</text:p>
      <text:p text:style-name="P9"><text:span text:style-name="T16">- </text:span>Revisor</text:p>
      <text:p text:style-name="P9"><text:soft-page-break/><text:span text:style-name="T16">- </text:span>Roteirista</text:p>
      <text:p text:style-name="P6"><text:span text:style-name="T18">- </text:span><text:span text:style-name="T19">Outras (especifica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0</text:p>
            </table:table-cell>
            <table:table-cell table:style-name="Tabela2.C1" office:value-type="string">
              <text:p text:style-name="MP3">Versão do documento: 2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2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46</meta:editing-cycles>
    <meta:editing-duration>PT4H14M55S</meta:editing-duration>
    <meta:generator>LibreOffice/3.5$Linux_X86_64 LibreOffice_project/350m1$Build-2</meta:generator>
    <dc:date>2013-06-26T13:25:50</dc:date>
    <dc:creator>Thais </dc:creator>
    <meta:document-statistic meta:table-count="2" meta:image-count="1" meta:object-count="0" meta:page-count="3" meta:paragraph-count="68" meta:word-count="582" meta:character-count="3510" meta:non-whitespace-character-count="2946"/>
  </office:meta>
</office:document-meta>
</file>